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ubtreeAndSiblingsSelector.selectNodes( NodeGenerator generator , SiteNode [ ] nodes , String la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ubtreeAndSiblingsSelector.selectSubtree( NodeGenerator generator , SiteNode node , String la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ubtreeAndSiblingsSelector.selectNode( NodeGenerator generator , SiteNode node , String la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ubtreeAndSiblingsSelector.selectFragment( NodeGenerator generator , SiteStructure site , String path , String lang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ubtreeAndSiblingsSelector.getSiblings( SiteNode n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